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abf3" officeooo:paragraph-rsid="000aab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abf3" officeooo:paragraph-rsid="000aabf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aabf3" officeooo:paragraph-rsid="000aabf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aabf3" officeooo:paragraph-rsid="000aabf3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aabf3" officeooo:paragraph-rsid="000aabf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abf3" officeooo:paragraph-rsid="000aab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d120" officeooo:paragraph-rsid="000dd12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dd120" officeooo:paragraph-rsid="000dd12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abf3" officeooo:paragraph-rsid="000aab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abc3" officeooo:paragraph-rsid="000fabc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c027" officeooo:paragraph-rsid="000fc02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fabc3" officeooo:paragraph-rsid="000fabc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aabf3" officeooo:paragraph-rsid="000aabf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0fabc3" officeooo:paragraph-rsid="000fabc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aabf3" officeooo:paragraph-rsid="000aabf3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ab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álisis de diseño web</text:p>
      <text:p text:style-name="P1"/>
      <text:p text:style-name="P2">1.Análisis de sitios web</text:p>
      <text:p text:style-name="P2"/>
      <text:p text:style-name="P6">Grupo 1:http://www.lingscars.com/</text:p>
      <text:p text:style-name="P5">¿Qué sitio es este? (¿Es lo suficientemente claro?)</text:p>
      <text:p text:style-name="P6">Es una tienda de alquiler de coches. Si es lo suficientemente claro.</text:p>
      <text:p text:style-name="P6"/>
      <text:p text:style-name="P5">¿Sigue convenciones?Menús, logotipos, contenido,…</text:p>
      <text:p text:style-name="P7">Aunque no sean demasiado claros ni accesibles si sigue convenciones</text:p>
      <text:p text:style-name="P5"/>
      <text:p text:style-name="P5">¿Son claros los elementos? (Barras de búsqueda, iconos, redes sociales,…)</text:p>
      <text:p text:style-name="P7">Las barras de búsqueda no son demasiado claras pero los iconos y redes son demasiado vistosas</text:p>
      <text:p text:style-name="P6"/>
      <text:p text:style-name="P5">¿Es evidente la jerarquía (secciones, subsecciones,...)? ¿Puedo ver las secciones principales</text:p>
      <text:p text:style-name="P5">del sitio? ¿Qué opciones tengo en este nivel de la jerarquía?</text:p>
      <text:p text:style-name="P7">Si es evidente, en la parte superior hay un menú para navegar entre las distintas paginas. Si, se pueden observar las secciones principales. Puedes navegar por las paginas y secciones de la pagina y acceder a sus redes sociales</text:p>
      <text:p text:style-name="P5"/>
      <text:p text:style-name="P5">¿Las páginas están divididas en secciones/capas bien definidas?</text:p>
      <text:p text:style-name="P7">Si, se pueden diferenciar bien</text:p>
      <text:p text:style-name="P5"/>
      <text:p text:style-name="P5">¿Puedes distinguir los enlaces y los botones?</text:p>
      <text:p text:style-name="P7">Si, se pueden diferenciar unos de otros</text:p>
      <text:p text:style-name="P5"/>
      <text:p text:style-name="P5">¿Hay algún contenido que distraiga al usuario?</text:p>
      <text:p text:style-name="P7">Demasiados contenidos y logos demasiado llamativos</text:p>
      <text:p text:style-name="P5"/>
      <text:p text:style-name="P5">¿El contenido está estructurado?</text:p>
      <text:p text:style-name="P7">Si, por un lado están los coches y los menús y por otro lado puedes filtrar por marca de coche</text:p>
      <text:p text:style-name="P5"/>
      <text:p text:style-name="P5">¿Hay opciones de búsqueda? ¿Son lo suficientemente claras?</text:p>
      <text:p text:style-name="P7">Solo hay una opcion y es filtrar por marca de coche.Si es suficientemente clara estandoen la parte izquierda de la pantalla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Grupo 2:http://www.pccomponentes.com/</text:p>
      <text:p text:style-name="P6"/>
      <text:p text:style-name="P5">¿Qué sitio es este? (¿Es lo suficientemente claro?)</text:p>
      <text:p text:style-name="P10">Es una tienda de venta online de electrónica</text:p>
      <text:p text:style-name="P12"/>
      <text:p text:style-name="P5">¿Sigue convenciones?Menús, logotipos, contenido,…</text:p>
      <text:p text:style-name="P10">Si, utiliza menús de navegación, barra de búsqueda y contenido suficiente. </text:p>
      <text:p text:style-name="P5"/>
      <text:p text:style-name="P5">¿Son claros los elementos? (Barras de búsqueda, iconos, redes sociales,…)</text:p>
      <text:p text:style-name="P10">Si son claros y están colocados para que sean fácilmente reconocibles</text:p>
      <text:p text:style-name="P5"/>
      <text:p text:style-name="P5">¿Es evidente la jerarquía (secciones, subsecciones,...)? ¿Puedo ver las secciones principale<text:span text:style-name="T2">s</text:span></text:p>
      <text:p text:style-name="P5">del sitio? ¿Qué opciones tengo en este nivel de la jerarquía?</text:p>
      <text:p text:style-name="P10">Si se pueden ver las secciones de cada categoría claramente. Se puede navegar con la barra de búsqueda y desde el menú lateral</text:p>
      <text:p text:style-name="P5"/>
      <text:p text:style-name="P5">¿Las páginas están divididas en secciones/capas bien definidas?</text:p>
      <text:p text:style-name="P10">Si, están divididas en categorías y subcategorias.</text:p>
      <text:p text:style-name="P5"/>
      <text:p text:style-name="P5">¿Puedes distinguir los enlaces y los botones?</text:p>
      <text:p text:style-name="P10">Si, se pueden distinguir los diferentes enlaces a los productos.</text:p>
      <text:p text:style-name="P5"/>
      <text:p text:style-name="P5">¿Hay algún contenido que distraiga al usuario?</text:p>
      <text:p text:style-name="P12"><text:span text:style-name="T1">Si, los anuncios y las ofertas, este ultimo siendo una estrategia de marketing.</text:span></text:p>
      <text:p text:style-name="P5"/>
      <text:p text:style-name="P5">¿El contenido está estructurado?</text:p>
      <text:p text:style-name="P10">Si esta organizado en cuadrados con la información básica de cada producto, junto con su foto</text:p>
      <text:p text:style-name="P5"/>
      <text:p text:style-name="P5">¿Hay opciones de búsqueda? ¿Son lo suficientemente claras?</text:p>
      <text:p text:style-name="P14">Si, hay opciones de búsqueda situada en la parte superior y también con los filtros de cada categoría </text:p>
      <text:p text:style-name="P3"/>
      <text:p text:style-name="P3"/>
      <text:p text:style-name="P3"/>
      <text:p text:style-name="P3">2. Mejoras u optimizaciones</text:p>
      <text:p text:style-name="P10">En el grupo 1, se pueden mejorar muchas cosas, como las animaciones del sitio con colores demasiado llamativos, información mas accesible o los iconos de la barra lateral a un tamaño mas adecuado. También se podría cambiar el fondo para que no haga tanto daño a la vista mientras que navegas.</text:p>
      <text:p text:style-name="P10"/>
      <text:p text:style-name="P11">En el grupo 2, no hay tanto que mejorar, solamente como gusto personal seria la publicidad y que los filtros sean mas claros y que filtren con mas precisió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47:48.037632279</meta:creation-date>
    <dc:date>2024-09-26T12:22:00.269140964</dc:date>
    <meta:editing-duration>PT3H37M39S</meta:editing-duration>
    <meta:editing-cycles>6</meta:editing-cycles>
    <meta:generator>LibreOffice/7.4.2.3$Linux_X86_64 LibreOffice_project/40$Build-3</meta:generator>
    <meta:document-statistic meta:table-count="0" meta:image-count="0" meta:object-count="0" meta:page-count="2" meta:paragraph-count="45" meta:word-count="505" meta:character-count="3228" meta:non-whitespace-character-count="2765"/>
  </office:meta>
</office:document-meta>
</file>